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Text_20_body">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Table_20_Contents">
      <style:text-properties fo:font-size="11pt" style:font-size-asian="11pt" style:font-size-complex="11pt"/>
    </style:style>
    <style:style style:name="P14" style:family="paragraph" style:parent-style-name="Frame_20_contents">
      <style:text-properties fo:color="#ffffff"/>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list-style-name="L1"/>
    <style:style style:name="P17" style:family="paragraph" style:parent-style-name="Text_20_body" style:list-style-name="L2"/>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10 Pitch"/>
    </style:style>
    <style:style style:name="T5" style:family="text">
      <style:text-properties fo:font-size="10pt"/>
    </style:style>
    <style:style style:name="T6" style:family="text">
      <style:text-properties style:font-size-asian="10pt"/>
    </style:style>
    <style:style style:name="T7" style:family="text">
      <style:text-properties style:font-size-complex="10pt"/>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day/>
      <number:text> de </number:text>
      <number:month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Highbase</text:span> Installation Guide</text:h>
      <text:p text:style-name="P2"><text:tab/>Installation guide for beta-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7 Fernando Ipar</text:p>
      <text:p text:style-name="P3">Revision: <text:editing-cycles>93</text:editing-cycles></text:p>
      <text:p text:style-name="P3">Last update: <text:modification-date style:data-style-name="N75">Jun 15, 2008</text:modification-date></text:p>
      <text:h text:style-name="P11"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highbase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highbase.conf file and explain how to start and stop the cluster. </text:p>
      <text:p text:style-name="P4"/>
      <text:h text:style-name="P11" text:outline-level="1">Prerequisites</text:h>
      <text:p text:style-name="Text_20_body">The following is a checklist of what you'll need in order to run highbase. If you can make the cluster run without any of these components, please let me know, using the e-mail address found in the cover page. </text:p>
      <text:p text:style-name="Text_20_body"/>
      <text:list text:style-name="L1">
        <text:list-item>
          <text:p text:style-name="P16">MySQL, with internal replication configured between Master and Slave host. Development is currently tested on version 5 of the engine, but the code includes compatibility for versions 3.X and 4.X. </text:p>
        </text:list-item>
        <text:list-item>
          <text:p text:style-name="P16">The mysql and mysqladmin client binaries</text:p>
        </text:list-item>
        <text:list-item>
          <text:p text:style-name="P16">bash 2 or greater</text:p>
        </text:list-item>
        <text:list-item>
          <text:p text:style-name="P16">syslog</text:p>
        </text:list-item>
        <text:list-item>
          <text:p text:style-name="P16">perl</text:p>
        </text:list-item>
        <text:list-item>
          <text:p text:style-name="P16">gcc and make</text:p>
        </text:list-item>
        <text:list-item>
          <text:p text:style-name="P16">ssh</text:p>
        </text:list-item>
        <text:list-item>
          <text:p text:style-name="P16">usleep or bc</text:p>
        </text:list-item>
        <text:list-item>
          <text:p text:style-name="P16">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highbase-&lt;release&gt;.tar.bz2</text:span> into a directory of your choice. The <text:span text:style-name="T2">/usr/highbase</text:span> directory is the one I've used in my test systems, and the default directory, but it's by no means mandatory. You'll need to set the environment variable <text:span text:style-name="T2">HIGHBASE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highbase.tar.bz2 file. All the external packages are found in the extern directory. Change directory to fping-2.2b2 and type: </text:p>
      <text:p text:style-name="P7">#&gt; ./configure &amp;&amp; make &amp;&amp; make check &amp;&amp; make install &amp;&amp; make clean</text:p>
      <text:p text:style-name="Text_20_body">This should run with no errors. </text:p>
      <text:h text:style-name="Heading_20_2" text:outline-level="2"><text:soft-page-break/>fake</text:h>
      <text:p text:style-name="Text_20_body">Change directory to extern/ again, and type: </text:p>
      <text:p text:style-name="P7">#&gt; tar xzvf fake*gz &amp;&amp; rm -f fake*gz; cd fake*; make patch &amp;&amp; make &amp;&amp; make install</text:p>
      <text:p text:style-name="Text_20_body">Once again, this should run with no errors. </text:p>
      <text:h text:style-name="Heading_20_2" text:outline-level="2">mysql.monitor</text:h>
      <text:p text:style-name="Text_20_body">Jeff Buchbinder contributed many things to the source tree (like removing all references to the name mysql-ha), including a new version of the MySQL monitoring routine written in C, with improved performance. </text:p>
      <text:p text:style-name="Text_20_body">Both the slave and master routine expect this program to be installed at <text:span text:style-name="T2">$HIGHBASE_HOME</text:span>, so in order to do this, just: </text:p>
      <text:p text:style-name="Text_20_body">#&gt; cd src/mysql-monitor; make; cp mysql-monitor $HIGHBASE_HOME; cd ../..</text:p>
      <text:p text:style-name="Text_20_body"/>
      <text:h text:style-name="Heading_20_1" text:outline-level="1">Cluster installation</text:h>
      <text:p text:style-name="Text_20_body"/>
      <text:p text:style-name="Text_20_body">At this point, you need to populate the /etc/highbase.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13">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3">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3">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13">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3">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3">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3">The database we verify upon testing the <text:soft-page-break/>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3">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3">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3">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3">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3">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3">Amount of time we wait before checking after running mysql_kill. </text:p>
            <text:p text:style-name="P13">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3">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3">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3">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13">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13">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ext:soft-page-break/>
        <table:table-row>
          <table:table-cell table:style-name="Parameters.A2" office:value-type="string">
            <text:p text:style-name="Table_20_Contents">DB_USER</text:p>
          </table:table-cell>
          <table:table-cell table:style-name="Parameters.A2" office:value-type="string">
            <text:p text:style-name="P13">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3">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3">The email address where to send notifications</text:p>
          </table:table-cell>
          <table:table-cell table:style-name="Parameters.C2" office:value-type="string">
            <text:p text:style-name="Table_20_Contents">root@łocalhost</text:p>
          </table:table-cell>
        </table:table-row>
      </table:table>
      <text:p text:style-name="Text_20_body"/>
      <text:h text:style-name="P12"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highbase</text:p>
      <text:p text:style-name="P8">#&gt; export HIGHBASE_HOME=/usr/highbase</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HIGHBASE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4">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root/.ssh/id_dsa.pub</text:span> file to the other node, and add it to the $HOME/.ssh/authorized_keys file, where $HOME is the cluster user (root, mysqlha or the user you chose) home directory. </text:p>
      <text:p text:style-name="Text_20_body"><text:soft-page-break/>Repeat this procedure for the other node. </text:p>
      <text:p text:style-name="Text_20_body">You can improve security by including '<text:span text:style-name="T2">from=&lt;host&gt;'</text:span><text:span text:style-name="T3"> before the ssh-dsa string in the authorized_keys file. </text:span></text:p>
      <text:p text:style-name="P10">Before running the cluster for the first time, remember to connect from one node to another using the cluster user, in order to accept the host key. <text:span text:style-name="T3">Otherwise, the cluster will always end up killing </text:span></text:p>
      <text:p text:style-name="P5">remote commands due to timeout. </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HIGHBASE_HOME called sudo_prefix with the text 'sudo ' (<text:span text:style-name="T2">that's WITH A SPACE after the last letter</text:span>). </text:p>
      <text:p text:style-name="P5">Finally, modify /etc/sudoers by adding a line similar to the following: </text:p>
      <text:p text:style-name="P5"><draw:frame draw:style-name="fr2" draw:name="Frame2" text:anchor-type="paragraph" svg:x="0.1689in" svg:y="0.0492in" svg:width="6.4547in" draw:z-index="1"><draw:text-box fo:min-height="0.6457in"><text:p text:style-name="P5">mysqlha <text:s text:c="2"/>ALL=NOPASSWD:/usr/local/sbin/fping, /sbin/fuser, /bin/ps, /bin/kill, /etc/init.d/mysqld, /sbin/shutdown, /usr/bin/fake, /sbin/ifconfig</text:p></draw:text-box></draw:frame>To obtain these path names, <text:span text:style-name="T2">cd to $HIGHBASE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Configure MySQL access</text:h>
      <text:p text:style-name="Text_20_body">In order to check the service health, highbase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6">GRANT SELECT ON &lt;DB&gt;.* TO '&lt;USER&gt;'@'&lt;HOST&gt;' IDENTIFIED BY '&lt;PASSWORD&gt;'</text:p>
      <text:p text:style-name="Text_20_body">where: </text:p>
      <text:p text:style-name="P1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text:soft-page-break/>you issue this on the master. </text:p>
      <text:p text:style-name="Text_20_body">'&lt;PASSWORD&gt;' is <text:span text:style-name="T2">MYSQL_PASSWORD</text:span>. </text:p>
      <text:h text:style-name="Heading_20_1" text:outline-level="1">Configure the node role</text:h>
      <text:p text:style-name="Text_20_body">You must now tell highbase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HIGHBASE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HIGHBASE_HOME while we work it out. </text:p>
      <text:p text:style-name="Text_20_body"/>
      <text:p text:style-name="Text_20_body"/>
      <text:h text:style-name="Heading_20_1" text:outline-level="1">Run the cluster</text:h>
      <text:p text:style-name="Text_20_body"/>
      <text:list text:style-name="L2">
        <text:list-item>
          <text:p text:style-name="P17">Configure the CLUSTER_IP on the master node</text:p>
        </text:list-item>
        <text:list-item>
          <text:p text:style-name="P17">Start mysqld on the master node</text:p>
        </text:list-item>
        <text:list-item>
          <text:p text:style-name="P17">Start highbase on the master node, by either: </text:p>
          <text:list>
            <text:list-item>
              <text:p text:style-name="P17">service highbase start (in redhat/fedora)</text:p>
            </text:list-item>
            <text:list-item>
              <text:p text:style-name="P17">/usr/highbase/configurator.sh (better for testing, since you'll be hooked up to the output</text:p>
            </text:list-item>
          </text:list>
        </text:list-item>
        <text:list-item>
          <text:p text:style-name="P17">Start highbase on the slave node. </text:p>
          <text:list>
            <text:list-header>
              <text:p text:style-name="P17"/>
            </text:list-header>
          </text:list>
        </text:list-item>
      </text:list>
      <text:p text:style-name="P15"><text:tab/>Test failover scenarios and report bugs to highbase-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Fernando Ipar</meta:initial-creator>
    <meta:creation-date>2006-10-31T22:07:40</meta:creation-date>
    <dc:creator>Fernando Ipar</dc:creator>
    <dc:date>2008-06-15T00:10:32</dc:date>
    <dc:language>en-US</dc:language>
    <meta:editing-cycles>93</meta:editing-cycles>
    <meta:editing-duration>P2DT9H2M44S</meta:editing-duration>
    <meta:user-defined meta:name="Info 1"/>
    <meta:user-defined meta:name="Info 2"/>
    <meta:user-defined meta:name="Info 3"/>
    <meta:user-defined meta:name="Info 4"/>
    <meta:document-statistic meta:table-count="1" meta:image-count="0" meta:object-count="0" meta:page-count="9" meta:paragraph-count="171" meta:word-count="1797" meta:character-count="10681"/>
  </office:meta>
</office:document-meta>
</file>